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fd15" officeooo:paragraph-rsid="0013fd15"/>
    </style:style>
    <style:style style:name="P2" style:family="paragraph" style:parent-style-name="Standard">
      <style:text-properties officeooo:rsid="00149711" officeooo:paragraph-rsid="00149711"/>
    </style:style>
    <style:style style:name="P3" style:family="paragraph" style:parent-style-name="Standard">
      <style:text-properties officeooo:rsid="00152f84" officeooo:paragraph-rsid="00152f84"/>
    </style:style>
    <style:style style:name="P4" style:family="paragraph" style:parent-style-name="Standard">
      <style:text-properties officeooo:rsid="00152f84" officeooo:paragraph-rsid="00152f84"/>
    </style:style>
    <style:style style:name="T1" style:family="text">
      <style:text-properties officeooo:rsid="001650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</text:p>
      <text:p text:style-name="P1"/>
      <text:p text:style-name="P1">manipulação de dados</text:p>
      <text:p text:style-name="P1"/>
      <text:p text:style-name="P2">manipulação singular de dados </text:p>
      <text:p text:style-name="P3">instruções para manipulação simples de dados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8T13:04:54.240000000</meta:creation-date>
    <dc:date>2024-01-19T07:39:41.097000000</dc:date>
    <meta:editing-duration>PT6H36M15S</meta:editing-duration>
    <meta:editing-cycles>6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4" meta:word-count="15" meta:character-count="103" meta:non-whitespace-character-count="90"/>
  </office:meta>
</office:document-meta>
</file>